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5" style:family="paragraph"/>
    <style:style style:name="P38" style:parent-style-name="Normal" style:list-style-name="LFO5" style:family="paragraph"/>
    <style:style style:name="P39" style:parent-style-name="Normal" style:list-style-name="LFO5" style:family="paragraph"/>
    <style:style style:name="P40" style:parent-style-name="Normal" style:list-style-name="LFO5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6" style:family="paragraph"/>
    <style:style style:name="P43" style:parent-style-name="Normal" style:list-style-name="LFO6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7" style:family="paragraph"/>
    <style:style style:name="P49" style:parent-style-name="Normal" style:list-style-name="LFO7" style:family="paragraph"/>
    <style:style style:name="P50" style:parent-style-name="Normal" style:list-style-name="LFO7" style:family="paragraph"/>
    <style:style style:name="P51" style:parent-style-name="Normal" style:list-style-name="LFO7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8" style:family="paragraph"/>
    <style:style style:name="P55" style:parent-style-name="Normal" style:list-style-name="LFO8" style:family="paragraph"/>
    <style:style style:name="P56" style:parent-style-name="Normal" style:list-style-name="LFO8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9" style:family="paragraph"/>
    <style:style style:name="P64" style:parent-style-name="Normal" style:list-style-name="LFO9" style:family="paragraph"/>
    <style:style style:name="P65" style:parent-style-name="Normal" style:list-style-name="LFO9" style:family="paragraph"/>
    <style:style style:name="P66" style:parent-style-name="Normal" style:list-style-name="LFO9" style:family="paragraph"/>
    <style:style style:name="P67" style:parent-style-name="Normal" style:list-style-name="LFO9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10" style:family="paragraph"/>
    <style:style style:name="P70" style:parent-style-name="Normal" style:list-style-name="LFO10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11" style:family="paragraph"/>
    <style:style style:name="P76" style:parent-style-name="Normal" style:list-style-name="LFO11" style:family="paragraph"/>
    <style:style style:name="P77" style:parent-style-name="Normal" style:list-style-name="LFO11" style:family="paragraph"/>
    <style:style style:name="P78" style:parent-style-name="Normal" style:list-style-name="LFO11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12" style:family="paragraph"/>
    <style:style style:name="P81" style:parent-style-name="Normal" style:list-style-name="LFO12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13" style:family="paragraph"/>
    <style:style style:name="P87" style:parent-style-name="Normal" style:list-style-name="LFO13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13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4" style:family="paragraph"/>
    <style:style style:name="P92" style:parent-style-name="Normal" style:list-style-name="LFO14" style:family="paragraph"/>
    <style:style style:name="P93" style:parent-style-name="Normal" style:list-style-name="LFO14" style:family="paragraph">
      <style:text-properties fo:language="fr" fo:country="FR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15" style:family="paragraph"/>
    <style:style style:name="P99" style:parent-style-name="Normal" style:list-style-name="LFO15" style:family="paragraph"/>
    <style:style style:name="P100" style:parent-style-name="Normal" style:list-style-name="LFO15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16" style:family="paragraph"/>
    <style:style style:name="P103" style:parent-style-name="Normal" style:list-style-name="LFO16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egoe UI Emoji" style:font-name-complex="Segoe UI Emoji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17" style:family="paragraph"/>
    <style:style style:name="P111" style:parent-style-name="Normal" style:list-style-name="LFO17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18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olumn118" style:family="table-column">
      <style:table-column-properties style:column-width="0.5368in"/>
    </style:style>
    <style:style style:name="TableColumn119" style:family="table-column">
      <style:table-column-properties style:column-width="1.9902in"/>
    </style:style>
    <style:style style:name="TableColumn120" style:family="table-column">
      <style:table-column-properties style:column-width="2.375in"/>
    </style:style>
    <style:style style:name="Table117" style:family="table">
      <style:table-properties style:width="4.902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📘</text:span><text:span text:style-name="T3"><text:s/>Dissertation Schedule (Sept 2025 – May 2026)</text:span></text:p>
      <text:p text:style-name="Normal"><text:span text:style-name="T4">🎯</text:span><text:s/><text:span text:style-name="T5">Goal</text:span>: Submit a high-quality dissertation by the university deadline (usually April–May), while managing job applications and interviews.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📅</text:span><text:span text:style-name="T7"><text:s/>September 2025: Planning &amp; Research</text:span></text:p>
      <text:p text:style-name="Normal"><text:span text:style-name="T8">Objectives:</text:span></text:p>
      <text:list text:style-name="LFO1" text:continue-numbering="true">
        <text:list-item>
          <text:p text:style-name="P9">Finalize topic:<text:s/><text:span text:style-name="T10">AI tool for ML – what exactly does it do?</text:span></text:p>
        </text:list-item>
        <text:list-item>
          <text:p text:style-name="P11">Define goals, research question(s), and scope.</text:p>
        </text:list-item>
        <text:list-item>
          <text:p text:style-name="P12">Meet with supervisor – agree on timeline, deliverables, expectations.</text:p>
        </text:list-item>
        <text:list-item>
          <text:p text:style-name="P13">Start literature review: academic papers, existing tools, frameworks.</text:p>
        </text:list-item>
      </text:list>
      <text:p text:style-name="Normal"><text:span text:style-name="T14">Deliverables:</text:span></text:p>
      <text:list text:style-name="LFO2" text:continue-numbering="true">
        <text:list-item>
          <text:p text:style-name="P15">Dissertation proposal (if not already submitted).</text:p>
        </text:list-item>
        <text:list-item>
          <text:p text:style-name="P16">Initial reading list.</text:p>
        </text:list-item>
        <text:list-item>
          <text:p text:style-name="P17">Project plan (Gantt chart-style timeline).</text:p>
        </text:list-item>
      </text:list>
      <text:p text:style-name="Normal"><text:span text:style-name="T18">Time commitment:</text:span><text:s/>~6–8 hours/week</text:p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">📅</text:span><text:span text:style-name="T20"><text:s/>October 2025: Literature Review &amp; Design</text:span></text:p>
      <text:p text:style-name="Normal"><text:span text:style-name="T21">Objectives:</text:span></text:p>
      <text:list text:style-name="LFO3" text:continue-numbering="true">
        <text:list-item>
          <text:p text:style-name="P22">Complete most of the<text:s/><text:span text:style-name="T23">literature review</text:span><text:s/>(20–30 quality sources).</text:p>
        </text:list-item>
        <text:list-item>
          <text:p text:style-name="P24">Start system design:</text:p>
          <text:list text:continue-numbering="true">
            <text:list-item>
              <text:p text:style-name="P25">Architecture of the tool</text:p>
            </text:list-item>
            <text:list-item>
              <text:p text:style-name="P26">Technologies/libraries (e.g., PyTorch, TensorFlow, scikit-learn)</text:p>
            </text:list-item>
            <text:list-item>
              <text:p text:style-name="P27">Dataset plan</text:p>
            </text:list-item>
          </text:list>
        </text:list-item>
      </text:list>
      <text:p text:style-name="Normal"><text:span text:style-name="T28">Deliverables:</text:span></text:p>
      <text:list text:style-name="LFO4" text:continue-numbering="true">
        <text:list-item>
          <text:p text:style-name="P29">Detailed outline of dissertation structure</text:p>
        </text:list-item>
        <text:list-item>
          <text:p text:style-name="P30">Initial diagrams (e.g., system architecture, flow diagrams)</text:p>
        </text:list-item>
      </text:list>
      <text:p text:style-name="Normal"><text:span text:style-name="T31">Time commitment:</text:span><text:s/>~6–10 hours/week</text:p>
      <text:p text:style-name="Normal"><text:span text:style-name="T32">🧠</text:span><text:s/><text:span text:style-name="T33">Tip: Split time with job applications – don’t overload yourself.</text:span></text:p>
      <text:soft-page-break/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📅</text:span><text:span text:style-name="T35"><text:s/>November 2025: Initial Development</text:span></text:p>
      <text:p text:style-name="Normal"><text:span text:style-name="T36">Objectives:</text:span></text:p>
      <text:list text:style-name="LFO5" text:continue-numbering="true">
        <text:list-item>
          <text:p text:style-name="P37">Begin coding your AI tool:</text:p>
          <text:list text:continue-numbering="true">
            <text:list-item>
              <text:p text:style-name="P38">Build the skeleton (UI/CLI/API if needed)</text:p>
            </text:list-item>
            <text:list-item>
              <text:p text:style-name="P39">Implement base ML functionality</text:p>
            </text:list-item>
            <text:list-item>
              <text:p text:style-name="P40">Load and preprocess data</text:p>
            </text:list-item>
          </text:list>
        </text:list-item>
      </text:list>
      <text:p text:style-name="Normal"><text:span text:style-name="T41">Deliverables:</text:span></text:p>
      <text:list text:style-name="LFO6" text:continue-numbering="true">
        <text:list-item>
          <text:p text:style-name="P42">Working prototype (minimal features)</text:p>
        </text:list-item>
        <text:list-item>
          <text:p text:style-name="P43">First test runs with sample data</text:p>
        </text:list-item>
      </text:list>
      <text:p text:style-name="Normal"><text:span text:style-name="T44">Time commitment:</text:span><text:s/>~8–12 hours/week</text:p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📅</text:span><text:span text:style-name="T46"><text:s/>December 2025: Development &amp; Mid-Report (if required)</text:span></text:p>
      <text:p text:style-name="Normal"><text:span text:style-name="T47">Objectives:</text:span></text:p>
      <text:list text:style-name="LFO7" text:continue-numbering="true">
        <text:list-item>
          <text:p text:style-name="P48">Continue feature development:</text:p>
          <text:list text:continue-numbering="true">
            <text:list-item>
              <text:p text:style-name="P49">Add core functionality (e.g., training interface, model evaluation)</text:p>
            </text:list-item>
            <text:list-item>
              <text:p text:style-name="P50">Handle exceptions, edge cases</text:p>
            </text:list-item>
          </text:list>
        </text:list-item>
        <text:list-item>
          <text:p text:style-name="P51"><text:span text:style-name="T52">Mid-project report</text:span><text:s/>(if your uni requires it)</text:p>
        </text:list-item>
      </text:list>
      <text:p text:style-name="Normal"><text:span text:style-name="T53">Deliverables:</text:span></text:p>
      <text:list text:style-name="LFO8" text:continue-numbering="true">
        <text:list-item>
          <text:p text:style-name="P54">Mid-project report (if applicable)</text:p>
        </text:list-item>
        <text:list-item>
          <text:p text:style-name="P55">Annotated screenshots/code snippets</text:p>
        </text:list-item>
        <text:list-item>
          <text:p text:style-name="P56">Supervisor meeting to review progress</text:p>
        </text:list-item>
      </text:list>
      <text:p text:style-name="Normal"><text:span text:style-name="T57">Time commitment:</text:span><text:s/>~6–10 hours/week</text:p>
      <text:p text:style-name="Normal"><text:span text:style-name="T58">🎄</text:span><text:s/><text:span text:style-name="T59">Break for holidays, but keep light momentum!</text:span></text:p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📅</text:span><text:span text:style-name="T61"><text:s/>January 2026: Core Development + Start Writing</text:span></text:p>
      <text:p text:style-name="Normal"><text:span text:style-name="T62">Objectives:</text:span></text:p>
      <text:list text:style-name="LFO9" text:continue-numbering="true">
        <text:list-item>
          <text:p text:style-name="P63">Finalize feature-complete version of your tool</text:p>
        </text:list-item>
        <text:list-item>
          <text:p text:style-name="P64">Begin writing chapters:</text:p>
          <text:list text:continue-numbering="true">
            <text:list-item>
              <text:p text:style-name="P65">Methodology</text:p>
            </text:list-item>
            <text:list-item>
              <text:p text:style-name="P66">System design</text:p>
            </text:list-item>
            <text:list-item>
              <text:p text:style-name="P67">Implementation details</text:p>
            </text:list-item>
          </text:list>
        </text:list-item>
      </text:list>
      <text:p text:style-name="Normal"><text:span text:style-name="T68">Deliverables:</text:span></text:p>
      <text:list text:style-name="LFO10" text:continue-numbering="true">
        <text:list-item>
          <text:p text:style-name="P69">Alpha version of your tool</text:p>
        </text:list-item>
        <text:list-item>
          <text:p text:style-name="P70">2+ written chapters (draft)</text:p>
        </text:list-item>
      </text:list>
      <text:p text:style-name="Normal"><text:span text:style-name="T71">Time commitment:</text:span><text:s/>~10–12 hours/week</text:p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📅</text:span><text:span text:style-name="T73"><text:s/>February 2026: Testing, Evaluation, and More Writing</text:span></text:p>
      <text:p text:style-name="Normal"><text:span text:style-name="T74">Objectives:</text:span></text:p>
      <text:list text:style-name="LFO11" text:continue-numbering="true">
        <text:list-item>
          <text:p text:style-name="P75">Test the AI tool thoroughly:</text:p>
          <text:list text:continue-numbering="true">
            <text:list-item>
              <text:p text:style-name="P76">Evaluate performance on chosen tasks</text:p>
            </text:list-item>
            <text:list-item>
              <text:p text:style-name="P77">Compare to baselines if applicable</text:p>
            </text:list-item>
          </text:list>
        </text:list-item>
        <text:list-item>
          <text:p text:style-name="P78">Write results and analysis sections</text:p>
        </text:list-item>
      </text:list>
      <text:p text:style-name="Normal"><text:span text:style-name="T79">Deliverables:</text:span></text:p>
      <text:list text:style-name="LFO12" text:continue-numbering="true">
        <text:list-item>
          <text:p text:style-name="P80">Results + performance graphs/charts</text:p>
        </text:list-item>
        <text:list-item>
          <text:p text:style-name="P81">Written chapters: Results, Evaluation</text:p>
        </text:list-item>
      </text:list>
      <text:p text:style-name="Normal"><text:span text:style-name="T82">Time commitment:</text:span><text:s/>~10–14 hours/week</text:p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3">📅</text:span><text:span text:style-name="T84"><text:s/>March 2026: Final Development &amp; Full Draft</text:span></text:p>
      <text:p text:style-name="Normal"><text:span text:style-name="T85">Objectives:</text:span></text:p>
      <text:list text:style-name="LFO13" text:continue-numbering="true">
        <text:list-item>
          <text:p text:style-name="P86">Final polish on your code: refactor, comment, document</text:p>
        </text:list-item>
        <text:list-item>
          <text:p text:style-name="P87">Complete<text:s/><text:span text:style-name="T88">full dissertation draft</text:span></text:p>
        </text:list-item>
        <text:list-item>
          <text:p text:style-name="P89">Get supervisor feedback</text:p>
        </text:list-item>
      </text:list>
      <text:p text:style-name="Normal"><text:span text:style-name="T90">Deliverables:</text:span></text:p>
      <text:list text:style-name="LFO14" text:continue-numbering="true">
        <text:list-item>
          <text:p text:style-name="P91">Full working tool</text:p>
        </text:list-item>
        <text:list-item>
          <text:p text:style-name="P92">Full written draft (~8,000–12,000 words depending on your uni)</text:p>
        </text:list-item>
        <text:list-item>
          <text:p text:style-name="P93">Appendices: code snippets, UML diagrams, etc.</text:p>
        </text:list-item>
      </text:list>
      <text:p text:style-name="Normal"><text:span text:style-name="T94">Time commitment:</text:span><text:s/>~12–16 hours/week</text:p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5">📅</text:span><text:span text:style-name="T96"><text:s/>April 2026: Final Edits &amp; Submission</text:span></text:p>
      <text:p text:style-name="Normal"><text:span text:style-name="T97">Objectives:</text:span></text:p>
      <text:list text:style-name="LFO15" text:continue-numbering="true">
        <text:list-item>
          <text:p text:style-name="P98">Final proofreading + formatting (check submission guidelines!)</text:p>
        </text:list-item>
        <text:list-item>
          <text:p text:style-name="P99">Add references/bibliography</text:p>
        </text:list-item>
        <text:list-item>
          <text:p text:style-name="P100">Prepare presentation (if required)</text:p>
        </text:list-item>
      </text:list>
      <text:p text:style-name="Normal"><text:span text:style-name="T101">Deliverables:</text:span></text:p>
      <text:list text:style-name="LFO16" text:continue-numbering="true">
        <text:list-item>
          <text:p text:style-name="P102">Final PDF + code repo</text:p>
        </text:list-item>
        <text:list-item>
          <text:p text:style-name="P103">Optional: poster/slides if you have a viva or presentation</text:p>
        </text:list-item>
      </text:list>
      <text:p text:style-name="Normal"><text:span text:style-name="T104">Time commitment:</text:span><text:s/>~10–14 hours/week</text:p>
      <text:p text:style-name="Normal"><text:span text:style-name="T105">📌</text:span><text:s/><text:span text:style-name="T106">Typical submission deadline: Mid to late April</text:span></text:p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📅</text:span><text:span text:style-name="T108"><text:s/>May 2026: Viva / Presentation (if applicable)</text:span></text:p>
      <text:p text:style-name="Normal"><text:span text:style-name="T109">Objectives:</text:span></text:p>
      <text:list text:style-name="LFO17" text:continue-numbering="true">
        <text:list-item>
          <text:p text:style-name="P110">Present project (if required)</text:p>
        </text:list-item>
        <text:list-item>
          <text:p text:style-name="P111">Reflect on your dissertation and what you learned</text:p>
        </text:list-item>
      </text:list>
      <text:p text:style-name="Normal"><text:span text:style-name="T112">Deliverables:</text:span></text:p>
      <text:list text:style-name="LFO18" text:continue-numbering="true">
        <text:list-item>
          <text:p text:style-name="P113">Viva or poster presentation (if needed)</text:p>
        </text:list-item>
      </text:list>
      <text:p text:style-name="Normal"><text:span text:style-name="T114">Time commitment:</text:span><text:s/>4–6 hours prep</text:p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5">📊</text:span><text:span text:style-name="T116"><text:s/>Summary Timeline</text:span>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header-rows>
          <table:table-row table:style-name="TableRow121">
            <table:table-cell table:style-name="TableCell122">
              <text:p text:style-name="P123">Month</text:p>
            </table:table-cell>
            <table:table-cell table:style-name="TableCell124">
              <text:p text:style-name="P125">Focus</text:p>
            </table:table-cell>
            <table:table-cell table:style-name="TableCell126">
              <text:p text:style-name="P127">Key Milestone</text:p>
            </table:table-cell>
          </table:table-row>
        </table:table-header-rows>
        <table:table-row table:style-name="TableRow128">
          <table:table-cell table:style-name="TableCell129">
            <text:p text:style-name="Normal">Sep</text:p>
          </table:table-cell>
          <table:table-cell table:style-name="TableCell130">
            <text:p text:style-name="Normal">Research &amp; Planning</text:p>
          </table:table-cell>
          <table:table-cell table:style-name="TableCell131">
            <text:p text:style-name="Normal">Project proposal &amp; plan</text:p>
          </table:table-cell>
        </table:table-row>
        <table:table-row table:style-name="TableRow132">
          <table:table-cell table:style-name="TableCell133">
            <text:p text:style-name="Normal">Oct</text:p>
          </table:table-cell>
          <table:table-cell table:style-name="TableCell134">
            <text:p text:style-name="Normal">Literature Review &amp; Design</text:p>
          </table:table-cell>
          <table:table-cell table:style-name="TableCell135">
            <text:p text:style-name="Normal">Outline &amp; system design</text:p>
          </table:table-cell>
        </table:table-row>
        <table:table-row table:style-name="TableRow136">
          <table:table-cell table:style-name="TableCell137">
            <text:p text:style-name="Normal">Nov</text:p>
          </table:table-cell>
          <table:table-cell table:style-name="TableCell138">
            <text:p text:style-name="Normal">Start Development</text:p>
          </table:table-cell>
          <table:table-cell table:style-name="TableCell139">
            <text:p text:style-name="Normal">First prototype</text:p>
          </table:table-cell>
        </table:table-row>
        <text:soft-page-break/>
        <table:table-row table:style-name="TableRow140">
          <table:table-cell table:style-name="TableCell141">
            <text:p text:style-name="Normal">Dec</text:p>
          </table:table-cell>
          <table:table-cell table:style-name="TableCell142">
            <text:p text:style-name="Normal">Development &amp; Mid-Report</text:p>
          </table:table-cell>
          <table:table-cell table:style-name="TableCell143">
            <text:p text:style-name="Normal">Midpoint report (if needed)</text:p>
          </table:table-cell>
        </table:table-row>
        <table:table-row table:style-name="TableRow144">
          <table:table-cell table:style-name="TableCell145">
            <text:p text:style-name="Normal">Jan</text:p>
          </table:table-cell>
          <table:table-cell table:style-name="TableCell146">
            <text:p text:style-name="Normal">Core Dev + Start Writing</text:p>
          </table:table-cell>
          <table:table-cell table:style-name="TableCell147">
            <text:p text:style-name="Normal">Alpha tool + 2 chapters</text:p>
          </table:table-cell>
        </table:table-row>
        <table:table-row table:style-name="TableRow148">
          <table:table-cell table:style-name="TableCell149">
            <text:p text:style-name="Normal">Feb</text:p>
          </table:table-cell>
          <table:table-cell table:style-name="TableCell150">
            <text:p text:style-name="Normal">Testing &amp; Evaluation</text:p>
          </table:table-cell>
          <table:table-cell table:style-name="TableCell151">
            <text:p text:style-name="Normal">Draft of evaluation/results</text:p>
          </table:table-cell>
        </table:table-row>
        <table:table-row table:style-name="TableRow152">
          <table:table-cell table:style-name="TableCell153">
            <text:p text:style-name="Normal">Mar</text:p>
          </table:table-cell>
          <table:table-cell table:style-name="TableCell154">
            <text:p text:style-name="Normal">Final Dev + Full Draft</text:p>
          </table:table-cell>
          <table:table-cell table:style-name="TableCell155">
            <text:p text:style-name="Normal">Supervisor feedback on full draft</text:p>
          </table:table-cell>
        </table:table-row>
        <table:table-row table:style-name="TableRow156">
          <table:table-cell table:style-name="TableCell157">
            <text:p text:style-name="Normal">Apr</text:p>
          </table:table-cell>
          <table:table-cell table:style-name="TableCell158">
            <text:p text:style-name="Normal">Final Edit + Submission</text:p>
          </table:table-cell>
          <table:table-cell table:style-name="TableCell159">
            <text:p text:style-name="Normal">Submit dissertation</text:p>
          </table:table-cell>
        </table:table-row>
        <table:table-row table:style-name="TableRow160">
          <table:table-cell table:style-name="TableCell161">
            <text:p text:style-name="Normal">May</text:p>
          </table:table-cell>
          <table:table-cell table:style-name="TableCell162">
            <text:p text:style-name="Normal">Viva (if any)</text:p>
          </table:table-cell>
          <table:table-cell table:style-name="TableCell163">
            <text:p text:style-name="Normal">Present projec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RISH J. (2326446)</meta:initial-creator>
    <dc:creator>PARISH J. (2326446)</dc:creator>
    <meta:creation-date>2025-09-03T15:33:00Z</meta:creation-date>
    <dc:date>2025-09-03T15:34:00Z</dc:date>
    <meta:template xlink:href="Normal" xlink:type="simple"/>
    <meta:editing-cycles>1</meta:editing-cycles>
    <meta:editing-duration>PT60S</meta:editing-duration>
    <meta:document-statistic meta:page-count="5" meta:paragraph-count="7" meta:word-count="584" meta:character-count="3912" meta:row-count="27" meta:non-whitespace-character-count="3335"/>
  </office:meta>
</office:document-meta>
</file>